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7cm" style:rel-column-width="5305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806cm" style:rel-column-width="6452*"/>
    </style:style>
    <style:style style:name="Tabella6.E" style:family="table-column">
      <style:table-column-properties style:column-width="1.799cm" style:rel-column-width="4137*"/>
    </style:style>
    <style:style style:name="Tabella6.F" style:family="table-column">
      <style:table-column-properties style:column-width="4.18cm" style:rel-column-width="9612*"/>
    </style:style>
    <style:style style:name="Tabella6.G" style:family="table-column">
      <style:table-column-properties style:column-width="2.221cm" style:rel-column-width="5106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5cm" style:rel-column-width="2494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08cm" style:rel-column-width="4159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4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9">3</text:span></text:p>
            </table:table-cell>
            <table:table-cell table:style-name="Tabella6.O1" table:number-rows-spanned="2" office:value-type="string">
              <text:p text:style-name="P9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code&gt;</text:placeholder></text:p>
          </table:table-cell>
          <table:table-cell table:style-name="Tabella6.D5" office:value-type="string">
            <text:p text:style-name="P19"><text:placeholder text:placeholder-type="text">&lt;item.product_id.description&gt;</text:placeholder></text:p>
          </table:table-cell>
          <table:table-cell table:style-name="Tabella6.E5" office:value-type="string">
            <text:p text:style-name="P19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if test="len(item.product_id.packaging)==1"&gt;</text:placeholder></text:p>
            <text:p text:style-name="P20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0"><text:placeholder text:placeholder-type="text">&lt;/if&gt;</text:placeholder></text:p>
          </table:table-cell>
          <table:table-cell table:style-name="Tabella6.J5" office:value-type="string">
            <text:p text:style-name="P20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0"><text:placeholder text:placeholder-type="text">&lt;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get_volume_item(item.id)&gt;</text:placeholder></text:p>
          </table:table-cell>
          <table:table-cell table:style-name="Tabella6.O5" office:value-type="string">
            <text:p text:style-name="P20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get_total(o.order_line, o)&gt;</text:placeholder> <text:span text:style-name="T8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30"><text:span text:style-name="T10"/></text:p>
          </table:table-cell>
          <table:covered-table-cell/>
        </table:table-row>
        <table:table-row table:style-name="Tabella4.2">
          <table:table-cell table:style-name="Tabella4.A1" office:value-type="string">
            <text:p text:style-name="P30">Data consegna: <text:span text:style-name="T10"><text:placeholder text:placeholder-type="text">&lt;formatLang(o.minimum_planned_date, date=True)&gt;</text:placeholder></text:span></text:p>
            <text:p text:style-name="P30">Luogo consegna: <text:span text:style-name="T10"><text:placeholder text:placeholder-type="text">&lt;o.delivery_note if o.delivery_note else ""&gt;</text:placeholder></text:span></text:p>
            <text:p text:style-name="P30">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email&gt;</text:placeholder></text:span></text:p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5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28:57</dc:date>
    <meta:editing-duration>P7DT41M58S</meta:editing-duration>
    <meta:editing-cycles>699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75" meta:character-count="2138" meta:non-whitespace-character-count="2003"/>
    <meta:user-defined meta:name="Info 1"/>
    <meta:user-defined meta:name="Info 2"/>
    <meta:user-defined meta:name="Info 3"/>
    <meta:user-defined meta:name="Info 4"/>
  </office:meta>
</office:document-meta>
</file>